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ccc1" officeooo:paragraph-rsid="0008ccc1"/>
    </style:style>
    <style:style style:name="P2" style:family="paragraph" style:parent-style-name="Preformatted_20_Text">
      <style:text-properties officeooo:rsid="0008ccc1" officeooo:paragraph-rsid="0008cc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e a C code with gcc</text:p>
      <text:p text:style-name="P1"/>
      <text:p text:style-name="P1">example</text:p>
      <text:p text:style-name="P1"/>
      <text:p text:style-name="P2">$ gcc -Wall hello.c -o hell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4:35:49.326654987</meta:creation-date>
    <dc:date>2017-06-15T16:02:33.975351616</dc:date>
    <meta:editing-duration>PT1H16M34S</meta:editing-duration>
    <meta:editing-cycles>1</meta:editing-cycles>
    <meta:document-statistic meta:table-count="0" meta:image-count="0" meta:object-count="0" meta:page-count="1" meta:paragraph-count="3" meta:word-count="13" meta:character-count="60" meta:non-whitespace-character-count="50"/>
    <meta:generator>LibreOffice/5.1.6.2$Linux_X86_64 LibreOffice_project/10m0$Build-2</meta:generator>
  </office:meta>
</office:document-meta>
</file>